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Searches:</text:p>
          </table:table-cell>
          <table:table-cell office:value-type="string" calcext:value-type="string">
            <text:p>Matches: </text:p>
          </table:table-cell>
          <table:table-cell office:value-type="string" calcext:value-type="string">
            <text:p>Time for search: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99450" calcext:value-type="float">
            <text:p>102994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15739" calcext:value-type="float">
            <text:p>41157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87027" calcext:value-type="float">
            <text:p>34870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4366" calcext:value-type="float">
            <text:p>33743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12042" calcext:value-type="float">
            <text:p>33120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91495" calcext:value-type="float">
            <text:p>32914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3004" calcext:value-type="float">
            <text:p>32730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16168" calcext:value-type="float">
            <text:p>31161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05613" calcext:value-type="float">
            <text:p>24056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97053" calcext:value-type="float">
            <text:p>23970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24131" calcext:value-type="float">
            <text:p>21241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74829" calcext:value-type="float">
            <text:p>19748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10794" calcext:value-type="float">
            <text:p>191079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70394" calcext:value-type="float">
            <text:p>17703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18344" calcext:value-type="float">
            <text:p>171834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8501" calcext:value-type="float">
            <text:p>149850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82415" calcext:value-type="float">
            <text:p>13824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62211" calcext:value-type="float">
            <text:p>136221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40980" calcext:value-type="float">
            <text:p>13409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17009" calcext:value-type="float">
            <text:p>131700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88587" calcext:value-type="float">
            <text:p>128858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82080" calcext:value-type="float">
            <text:p>128208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67014" calcext:value-type="float">
            <text:p>12670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6328" calcext:value-type="float">
            <text:p>126632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6056" calcext:value-type="float">
            <text:p>125605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45098" calcext:value-type="float">
            <text:p>124509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2085" calcext:value-type="float">
            <text:p>12320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31743" calcext:value-type="float">
            <text:p>12317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04347" calcext:value-type="float">
            <text:p>120434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1609" calcext:value-type="float">
            <text:p>120160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97156" calcext:value-type="float">
            <text:p>119715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90650" calcext:value-type="float">
            <text:p>11906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73186" calcext:value-type="float">
            <text:p>117318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72159" calcext:value-type="float">
            <text:p>117215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66679" calcext:value-type="float">
            <text:p>116667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5652" calcext:value-type="float">
            <text:p>116565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64968" calcext:value-type="float">
            <text:p>116496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64625" calcext:value-type="float">
            <text:p>11646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57776" calcext:value-type="float">
            <text:p>115777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55722" calcext:value-type="float">
            <text:p>115572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44079" calcext:value-type="float">
            <text:p>114407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42709" calcext:value-type="float">
            <text:p>114270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2024" calcext:value-type="float">
            <text:p>11420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39627" calcext:value-type="float">
            <text:p>113962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26272" calcext:value-type="float">
            <text:p>112627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105384" calcext:value-type="float">
            <text:p>110538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04699" calcext:value-type="float">
            <text:p>110469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01960" calcext:value-type="float">
            <text:p>110196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01274" calcext:value-type="float">
            <text:p>110127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99220" calcext:value-type="float">
            <text:p>10992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67374" calcext:value-type="float">
            <text:p>106737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66004" calcext:value-type="float">
            <text:p>10660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48196" calcext:value-type="float">
            <text:p>104819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21145" calcext:value-type="float">
            <text:p>102114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94777" calcext:value-type="float">
            <text:p>99477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69779" calcext:value-type="float">
            <text:p>96977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32796" calcext:value-type="float">
            <text:p>93279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04717" calcext:value-type="float">
            <text:p>90471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40681" calcext:value-type="float">
            <text:p>84068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2120" calcext:value-type="float">
            <text:p>83212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28353" calcext:value-type="float">
            <text:p>82835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15341" calcext:value-type="float">
            <text:p>81534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98218" calcext:value-type="float">
            <text:p>7982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82809" calcext:value-type="float">
            <text:p>78280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78015" calcext:value-type="float">
            <text:p>7780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73905" calcext:value-type="float">
            <text:p>77390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61236" calcext:value-type="float">
            <text:p>76123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26992" calcext:value-type="float">
            <text:p>72699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15349" calcext:value-type="float">
            <text:p>71534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94469" calcext:value-type="float">
            <text:p>59446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78717" calcext:value-type="float">
            <text:p>57871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71193" calcext:value-type="float">
            <text:p>47119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69480" calcext:value-type="float">
            <text:p>4694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59891" calcext:value-type="float">
            <text:p>45989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27702" calcext:value-type="float">
            <text:p>42770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24621" calcext:value-type="float">
            <text:p>42462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00992" calcext:value-type="float">
            <text:p>40099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95856" calcext:value-type="float">
            <text:p>39585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1062" calcext:value-type="float">
            <text:p>39106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73940" calcext:value-type="float">
            <text:p>37394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64352" calcext:value-type="float">
            <text:p>36435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48257" calcext:value-type="float">
            <text:p>34825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9766" calcext:value-type="float">
            <text:p>32976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27711" calcext:value-type="float">
            <text:p>32771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21548" calcext:value-type="float">
            <text:p>32154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20178" calcext:value-type="float">
            <text:p>32017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02029" calcext:value-type="float">
            <text:p>3020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86277" calcext:value-type="float">
            <text:p>28627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84222" calcext:value-type="float">
            <text:p>28422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80455" calcext:value-type="float">
            <text:p>28045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73948" calcext:value-type="float">
            <text:p>27394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6827" calcext:value-type="float">
            <text:p>25682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7581" calcext:value-type="float">
            <text:p>24758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46554" calcext:value-type="float">
            <text:p>24655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31886" calcext:value-type="float">
            <text:p>353188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526065" calcext:value-type="float">
            <text:p>352606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240815" calcext:value-type="float">
            <text:p>32408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220611" calcext:value-type="float">
            <text:p>322061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037751" calcext:value-type="float">
            <text:p>303775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34712" calcext:value-type="float">
            <text:p>253471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373424" calcext:value-type="float">
            <text:p>237342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169332" calcext:value-type="float">
            <text:p>216933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992636" calcext:value-type="float">
            <text:p>199263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978938" calcext:value-type="float">
            <text:p>197893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928258" calcext:value-type="float">
            <text:p>192825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732726" calcext:value-type="float">
            <text:p>173272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621435" calcext:value-type="float">
            <text:p>162143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558084" calcext:value-type="float">
            <text:p>155808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436177" calcext:value-type="float">
            <text:p>143617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424876" calcext:value-type="float">
            <text:p>142487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396455" calcext:value-type="float">
            <text:p>139645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392345" calcext:value-type="float">
            <text:p>139234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357759" calcext:value-type="float">
            <text:p>135775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334816" calcext:value-type="float">
            <text:p>133481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320091" calcext:value-type="float">
            <text:p>132009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302627" calcext:value-type="float">
            <text:p>130262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278999" calcext:value-type="float">
            <text:p>127899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62904" calcext:value-type="float">
            <text:p>126290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227633" calcext:value-type="float">
            <text:p>122763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19415" calcext:value-type="float">
            <text:p>121941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3593" calcext:value-type="float">
            <text:p>121359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99896" calcext:value-type="float">
            <text:p>119989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175241" calcext:value-type="float">
            <text:p>117524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174213" calcext:value-type="float">
            <text:p>117421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174213" calcext:value-type="float">
            <text:p>117421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170789" calcext:value-type="float">
            <text:p>117078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162228" calcext:value-type="float">
            <text:p>116222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159146" calcext:value-type="float">
            <text:p>115914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48188" calcext:value-type="float">
            <text:p>114818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145106" calcext:value-type="float">
            <text:p>114510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113260" calcext:value-type="float">
            <text:p>111326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112232" calcext:value-type="float">
            <text:p>111223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109835" calcext:value-type="float">
            <text:p>110983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108808" calcext:value-type="float">
            <text:p>110880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95453" calcext:value-type="float">
            <text:p>109545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89290" calcext:value-type="float">
            <text:p>108929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55731" calcext:value-type="float">
            <text:p>105573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43061" calcext:value-type="float">
            <text:p>104306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971149" calcext:value-type="float">
            <text:p>97114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922865" calcext:value-type="float">
            <text:p>92286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471877" calcext:value-type="float">
            <text:p>47187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64685" calcext:value-type="float">
            <text:p>46468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462289" calcext:value-type="float">
            <text:p>46228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446194" calcext:value-type="float">
            <text:p>44619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432497" calcext:value-type="float">
            <text:p>43249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398596" calcext:value-type="float">
            <text:p>39859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49284" calcext:value-type="float">
            <text:p>34928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19493" calcext:value-type="float">
            <text:p>31949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11960" calcext:value-type="float">
            <text:p>31196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07165" calcext:value-type="float">
            <text:p>30716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01002" calcext:value-type="float">
            <text:p>30100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98946" calcext:value-type="float">
            <text:p>29894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97920" calcext:value-type="float">
            <text:p>29792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82852" calcext:value-type="float">
            <text:p>28285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69840" calcext:value-type="float">
            <text:p>26984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67100" calcext:value-type="float">
            <text:p>2671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55799" calcext:value-type="float">
            <text:p>25579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51348" calcext:value-type="float">
            <text:p>25134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49978" calcext:value-type="float">
            <text:p>24997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084491" calcext:value-type="float">
            <text:p>508449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4744109" calcext:value-type="float">
            <text:p>474410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3953767" calcext:value-type="float">
            <text:p>395376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369658" calcext:value-type="float">
            <text:p>236965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2327196" calcext:value-type="float">
            <text:p>232719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248092" calcext:value-type="float">
            <text:p>224809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209398" calcext:value-type="float">
            <text:p>220939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143992" calcext:value-type="float">
            <text:p>214399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107352" calcext:value-type="float">
            <text:p>210735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29276" calcext:value-type="float">
            <text:p>202927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2015922" calcext:value-type="float">
            <text:p>201592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2005648" calcext:value-type="float">
            <text:p>200564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833060" calcext:value-type="float">
            <text:p>183306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815596" calcext:value-type="float">
            <text:p>181559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701907" calcext:value-type="float">
            <text:p>170190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693689" calcext:value-type="float">
            <text:p>169368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670060" calcext:value-type="float">
            <text:p>167006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355704" calcext:value-type="float">
            <text:p>135570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182089" calcext:value-type="float">
            <text:p>118208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126272" calcext:value-type="float">
            <text:p>112627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039636" calcext:value-type="float">
            <text:p>103963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903004" calcext:value-type="float">
            <text:p>90300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646520" calcext:value-type="float">
            <text:p>64652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387295" calcext:value-type="float">
            <text:p>38729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352025" calcext:value-type="float">
            <text:p>35202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340382" calcext:value-type="float">
            <text:p>34038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317781" calcext:value-type="float">
            <text:p>31778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15041" calcext:value-type="float">
            <text:p>31504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314698" calcext:value-type="float">
            <text:p>31469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294152" calcext:value-type="float">
            <text:p>29415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91071" calcext:value-type="float">
            <text:p>29107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81825" calcext:value-type="float">
            <text:p>28182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270182" calcext:value-type="float">
            <text:p>27018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247581" calcext:value-type="float">
            <text:p>24758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538908" calcext:value-type="float">
            <text:p>153890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495076" calcext:value-type="float">
            <text:p>149507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345089" calcext:value-type="float">
            <text:p>134508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154352" calcext:value-type="float">
            <text:p>115435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136545" calcext:value-type="float">
            <text:p>113654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035527" calcext:value-type="float">
            <text:p>103552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10906" calcext:value-type="float">
            <text:p>61090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516736" calcext:value-type="float">
            <text:p>51673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421196" calcext:value-type="float">
            <text:p>42119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404075" calcext:value-type="float">
            <text:p>404075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354764" calcext:value-type="float">
            <text:p>35476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354079" calcext:value-type="float">
            <text:p>354079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350312" calcext:value-type="float">
            <text:p>350312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341409" calcext:value-type="float">
            <text:p>341409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301687" calcext:value-type="float">
            <text:p>30168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300316" calcext:value-type="float">
            <text:p>30031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99974" calcext:value-type="float">
            <text:p>29997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298947" calcext:value-type="float">
            <text:p>298947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260594" calcext:value-type="float">
            <text:p>26059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58882" calcext:value-type="float">
            <text:p>258882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3223693" calcext:value-type="float">
            <text:p>3223693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414860" calcext:value-type="float">
            <text:p>241486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836485" calcext:value-type="float">
            <text:p>1836485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1171474" calcext:value-type="float">
            <text:p>1171474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1082783" calcext:value-type="float">
            <text:p>108278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507832" calcext:value-type="float">
            <text:p>50783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480438" calcext:value-type="float">
            <text:p>480438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434894" calcext:value-type="float">
            <text:p>434894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394829" calcext:value-type="float">
            <text:p>394829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389007" calcext:value-type="float">
            <text:p>389007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385241" calcext:value-type="float">
            <text:p>38524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370173" calcext:value-type="float">
            <text:p>37017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364694" calcext:value-type="float">
            <text:p>364694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55791" calcext:value-type="float">
            <text:p>355791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346546" calcext:value-type="float">
            <text:p>346546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334903" calcext:value-type="float">
            <text:p>33490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331821" calcext:value-type="float">
            <text:p>33182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327369" calcext:value-type="float">
            <text:p>327369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319493" calcext:value-type="float">
            <text:p>319493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310247" calcext:value-type="float">
            <text:p>310247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286619" calcext:value-type="float">
            <text:p>286619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275661" calcext:value-type="float">
            <text:p>27566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159918" calcext:value-type="float">
            <text:p>15991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885024" calcext:value-type="float">
            <text:p>2885024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2876806" calcext:value-type="float">
            <text:p>2876806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1452614" calcext:value-type="float">
            <text:p>145261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283793" calcext:value-type="float">
            <text:p>1283793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570156" calcext:value-type="float">
            <text:p>570156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385583" calcext:value-type="float">
            <text:p>385583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370858" calcext:value-type="float">
            <text:p>37085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369488" calcext:value-type="float">
            <text:p>369488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369146" calcext:value-type="float">
            <text:p>369146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361955" calcext:value-type="float">
            <text:p>361955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342437" calcext:value-type="float">
            <text:p>342437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314014" calcext:value-type="float">
            <text:p>314014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263676" calcext:value-type="float">
            <text:p>26367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837512" calcext:value-type="float">
            <text:p>1837512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951630" calcext:value-type="float">
            <text:p>9516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484547" calcext:value-type="float">
            <text:p>484547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395513" calcext:value-type="float">
            <text:p>395513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361613" calcext:value-type="float">
            <text:p>361613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345176" calcext:value-type="float">
            <text:p>34517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26684" calcext:value-type="float">
            <text:p>326684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317438" calcext:value-type="float">
            <text:p>317438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255457" calcext:value-type="float">
            <text:p>255457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436949" calcext:value-type="float">
            <text:p>436949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08527" calcext:value-type="float">
            <text:p>40852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371201" calcext:value-type="float">
            <text:p>371201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351340" calcext:value-type="float">
            <text:p>35134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330109" calcext:value-type="float">
            <text:p>33010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415032" calcext:value-type="float">
            <text:p>415032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389007" calcext:value-type="float">
            <text:p>389007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481122" calcext:value-type="float">
            <text:p>481122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470165" calcext:value-type="float">
            <text:p>47016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496875" calcext:value-type="float">
            <text:p>496875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398596" calcext:value-type="float">
            <text:p>398596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383529" calcext:value-type="float">
            <text:p>383529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368461" calcext:value-type="float">
            <text:p>36846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977226" calcext:value-type="float">
            <text:p>1977226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512969" calcext:value-type="float">
            <text:p>51296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510573" calcext:value-type="float">
            <text:p>51057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384556" calcext:value-type="float">
            <text:p>384556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380104" calcext:value-type="float">
            <text:p>380104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float" office:value="2102558" calcext:value-type="float">
            <text:p>2102558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095964" calcext:value-type="float">
            <text:p>3095964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399623" calcext:value-type="float">
            <text:p>399623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511257" calcext:value-type="float">
            <text:p>511257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office:value-type="float" office:value="2053246" calcext:value-type="float">
            <text:p>2053246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  <table:table-cell office:value-type="float" office:value="1161543" calcext:value-type="float">
            <text:p>1161543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559883" calcext:value-type="float">
            <text:p>559883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1019433" calcext:value-type="float">
            <text:p>1019433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float" office:value="860542" calcext:value-type="float">
            <text:p>860542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float" office:value="683845" calcext:value-type="float">
            <text:p>68384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1220099" calcext:value-type="float">
            <text:p>1220099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9" calcext:value-type="float">
            <text:p>19</text:p>
          </table:table-cell>
          <table:table-cell office:value-type="float" office:value="1147160" calcext:value-type="float">
            <text:p>114716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  <table:table-cell office:value-type="float" office:value="1017720" calcext:value-type="float">
            <text:p>101772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office:value-type="float" office:value="919783" calcext:value-type="float">
            <text:p>919783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office:value-type="float" office:value="499272" calcext:value-type="float">
            <text:p>499272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float" office:value="1130382" calcext:value-type="float">
            <text:p>113038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0" calcext:value-type="float">
            <text:p>20</text:p>
          </table:table-cell>
          <table:table-cell office:value-type="float" office:value="1113944" calcext:value-type="float">
            <text:p>1113944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0" calcext:value-type="float">
            <text:p>20</text:p>
          </table:table-cell>
          <table:table-cell office:value-type="float" office:value="1094084" calcext:value-type="float">
            <text:p>109408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1091344" calcext:value-type="float">
            <text:p>1091344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673229" calcext:value-type="float">
            <text:p>673229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1" calcext:value-type="float">
            <text:p>21</text:p>
          </table:table-cell>
          <table:table-cell office:value-type="float" office:value="3760290" calcext:value-type="float">
            <text:p>376029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float" office:value="1007447" calcext:value-type="float">
            <text:p>100744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float" office:value="3010356" calcext:value-type="float">
            <text:p>301035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468366" calcext:value-type="float">
            <text:p>146836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office:value-type="float" office:value="1080043" calcext:value-type="float">
            <text:p>1080043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office:value-type="float" office:value="1078674" calcext:value-type="float">
            <text:p>1078674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23" calcext:value-type="float">
            <text:p>23</text:p>
          </table:table-cell>
          <table:table-cell office:value-type="float" office:value="1123533" calcext:value-type="float">
            <text:p>1123533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float" office:value="962246" calcext:value-type="float">
            <text:p>962246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float" office:value="942042" calcext:value-type="float">
            <text:p>942042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4" calcext:value-type="float">
            <text:p>24</text:p>
          </table:table-cell>
          <table:table-cell office:value-type="float" office:value="669463" calcext:value-type="float">
            <text:p>669463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office:value-type="float" office:value="2544301" calcext:value-type="float">
            <text:p>254430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1333789" calcext:value-type="float">
            <text:p>133378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26" calcext:value-type="float">
            <text:p>26</text:p>
          </table:table-cell>
          <table:table-cell office:value-type="float" office:value="1300572" calcext:value-type="float">
            <text:p>1300572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float" office:value="1135518" calcext:value-type="float">
            <text:p>1135518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office:value-type="float" office:value="993749" calcext:value-type="float">
            <text:p>993749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float" office:value="644123" calcext:value-type="float">
            <text:p>64412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office:value-type="float" office:value="1323858" calcext:value-type="float">
            <text:p>1323858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27" calcext:value-type="float">
            <text:p>27</text:p>
          </table:table-cell>
          <table:table-cell office:value-type="float" office:value="1135518" calcext:value-type="float">
            <text:p>1135518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office:value-type="float" office:value="1057786" calcext:value-type="float">
            <text:p>1057786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9" calcext:value-type="float">
            <text:p>29</text:p>
          </table:table-cell>
          <table:table-cell office:value-type="float" office:value="1202636" calcext:value-type="float">
            <text:p>120263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9" calcext:value-type="float">
            <text:p>29</text:p>
          </table:table-cell>
          <table:table-cell office:value-type="float" office:value="876636" calcext:value-type="float">
            <text:p>876636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float" office:value="1317694" calcext:value-type="float">
            <text:p>1317694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0" calcext:value-type="float">
            <text:p>30</text:p>
          </table:table-cell>
          <table:table-cell office:value-type="float" office:value="1185856" calcext:value-type="float">
            <text:p>1185856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916017" calcext:value-type="float">
            <text:p>916017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499871" calcext:value-type="float">
            <text:p>1499871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float" office:value="1431041" calcext:value-type="float">
            <text:p>1431041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float" office:value="1193390" calcext:value-type="float">
            <text:p>119339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float" office:value="1137915" calcext:value-type="float">
            <text:p>1137915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  <table:table-cell office:value-type="float" office:value="1123190" calcext:value-type="float">
            <text:p>112319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1" calcext:value-type="float">
            <text:p>31</text:p>
          </table:table-cell>
          <table:table-cell office:value-type="float" office:value="1107096" calcext:value-type="float">
            <text:p>1107096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1" calcext:value-type="float">
            <text:p>31</text:p>
          </table:table-cell>
          <table:table-cell office:value-type="float" office:value="979709" calcext:value-type="float">
            <text:p>97970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office:value-type="float" office:value="889649" calcext:value-type="float">
            <text:p>889649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 office:value-type="float" office:value="561937" calcext:value-type="float">
            <text:p>56193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1971404" calcext:value-type="float">
            <text:p>1971404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4" calcext:value-type="float">
            <text:p>34</text:p>
          </table:table-cell>
          <table:table-cell office:value-type="float" office:value="1309476" calcext:value-type="float">
            <text:p>1309476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5" calcext:value-type="float">
            <text:p>35</text:p>
          </table:table-cell>
          <table:table-cell office:value-type="float" office:value="3251773" calcext:value-type="float">
            <text:p>325177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5" calcext:value-type="float">
            <text:p>35</text:p>
          </table:table-cell>
          <table:table-cell office:value-type="float" office:value="1139627" calcext:value-type="float">
            <text:p>1139627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5" calcext:value-type="float">
            <text:p>35</text:p>
          </table:table-cell>
          <table:table-cell office:value-type="float" office:value="1005050" calcext:value-type="float">
            <text:p>100505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2026536" calcext:value-type="float">
            <text:p>2026536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1016693" calcext:value-type="float">
            <text:p>1016693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37" calcext:value-type="float">
            <text:p>37</text:p>
          </table:table-cell>
          <table:table-cell office:value-type="float" office:value="992380" calcext:value-type="float">
            <text:p>99238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38" calcext:value-type="float">
            <text:p>38</text:p>
          </table:table-cell>
          <table:table-cell office:value-type="float" office:value="1303654" calcext:value-type="float">
            <text:p>1303654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8" calcext:value-type="float">
            <text:p>38</text:p>
          </table:table-cell>
          <table:table-cell office:value-type="float" office:value="1188939" calcext:value-type="float">
            <text:p>1188939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518791" calcext:value-type="float">
            <text:p>51879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498587" calcext:value-type="float">
            <text:p>498587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float" office:value="485232" calcext:value-type="float">
            <text:p>485232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471192" calcext:value-type="float">
            <text:p>471192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float" office:value="467425" calcext:value-type="float">
            <text:p>46742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465370" calcext:value-type="float">
            <text:p>46537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38" calcext:value-type="float">
            <text:p>38</text:p>
          </table:table-cell>
          <table:table-cell office:value-type="float" office:value="442085" calcext:value-type="float">
            <text:p>442085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440715" calcext:value-type="float">
            <text:p>440715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1" calcext:value-type="float">
            <text:p>41</text:p>
          </table:table-cell>
          <table:table-cell office:value-type="float" office:value="3358956" calcext:value-type="float">
            <text:p>3358956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42" calcext:value-type="float">
            <text:p>42</text:p>
          </table:table-cell>
          <table:table-cell office:value-type="float" office:value="1204348" calcext:value-type="float">
            <text:p>120434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  <table:table-cell office:value-type="float" office:value="1169077" calcext:value-type="float">
            <text:p>1169077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  <table:table-cell office:value-type="float" office:value="1136546" calcext:value-type="float">
            <text:p>1136546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  <table:table-cell office:value-type="float" office:value="2440199" calcext:value-type="float">
            <text:p>2440199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45" calcext:value-type="float">
            <text:p>45</text:p>
          </table:table-cell>
          <table:table-cell office:value-type="float" office:value="2056329" calcext:value-type="float">
            <text:p>2056329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507148" calcext:value-type="float">
            <text:p>507148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45" calcext:value-type="float">
            <text:p>45</text:p>
          </table:table-cell>
          <table:table-cell office:value-type="float" office:value="495162" calcext:value-type="float">
            <text:p>495162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480780" calcext:value-type="float">
            <text:p>48078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office:value-type="float" office:value="480095" calcext:value-type="float">
            <text:p>48009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 office:value-type="float" office:value="477356" calcext:value-type="float">
            <text:p>477356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45" calcext:value-type="float">
            <text:p>45</text:p>
          </table:table-cell>
          <table:table-cell office:value-type="float" office:value="467426" calcext:value-type="float">
            <text:p>467426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447906" calcext:value-type="float">
            <text:p>447906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float" office:value="440715" calcext:value-type="float">
            <text:p>440715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5" calcext:value-type="float">
            <text:p>45</text:p>
          </table:table-cell>
          <table:table-cell office:value-type="float" office:value="291755" calcext:value-type="float">
            <text:p>29175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46" calcext:value-type="float">
            <text:p>46</text:p>
          </table:table-cell>
          <table:table-cell office:value-type="float" office:value="2139198" calcext:value-type="float">
            <text:p>2139198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46" calcext:value-type="float">
            <text:p>46</text:p>
          </table:table-cell>
          <table:table-cell office:value-type="float" office:value="1284821" calcext:value-type="float">
            <text:p>128482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46" calcext:value-type="float">
            <text:p>46</text:p>
          </table:table-cell>
          <table:table-cell office:value-type="float" office:value="984161" calcext:value-type="float">
            <text:p>984161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47" calcext:value-type="float">
            <text:p>47</text:p>
          </table:table-cell>
          <table:table-cell office:value-type="float" office:value="1276602" calcext:value-type="float">
            <text:p>1276602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48" calcext:value-type="float">
            <text:p>48</text:p>
          </table:table-cell>
          <table:table-cell office:value-type="float" office:value="1132094" calcext:value-type="float">
            <text:p>1132094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50" calcext:value-type="float">
            <text:p>50</text:p>
          </table:table-cell>
          <table:table-cell office:value-type="float" office:value="519818" calcext:value-type="float">
            <text:p>519818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50" calcext:value-type="float">
            <text:p>50</text:p>
          </table:table-cell>
          <table:table-cell office:value-type="float" office:value="495847" calcext:value-type="float">
            <text:p>495847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float" office:value="480096" calcext:value-type="float">
            <text:p>480096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 office:value-type="float" office:value="472219" calcext:value-type="float">
            <text:p>472219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50" calcext:value-type="float">
            <text:p>50</text:p>
          </table:table-cell>
          <table:table-cell office:value-type="float" office:value="469822" calcext:value-type="float">
            <text:p>46982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467767" calcext:value-type="float">
            <text:p>467767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float" office:value="4650282" calcext:value-type="float">
            <text:p>4650282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52" calcext:value-type="float">
            <text:p>52</text:p>
          </table:table-cell>
          <table:table-cell office:value-type="float" office:value="1445081" calcext:value-type="float">
            <text:p>1445081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52" calcext:value-type="float">
            <text:p>52</text:p>
          </table:table-cell>
          <table:table-cell office:value-type="float" office:value="591045" calcext:value-type="float">
            <text:p>591045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float" office:value="482492" calcext:value-type="float">
            <text:p>48249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52" calcext:value-type="float">
            <text:p>52</text:p>
          </table:table-cell>
          <table:table-cell office:value-type="float" office:value="479411" calcext:value-type="float">
            <text:p>479411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52" calcext:value-type="float">
            <text:p>52</text:p>
          </table:table-cell>
          <table:table-cell office:value-type="float" office:value="470849" calcext:value-type="float">
            <text:p>470849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office:value-type="float" office:value="440030" calcext:value-type="float">
            <text:p>44003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52" calcext:value-type="float">
            <text:p>52</text:p>
          </table:table-cell>
          <table:table-cell office:value-type="float" office:value="438319" calcext:value-type="float">
            <text:p>438319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52" calcext:value-type="float">
            <text:p>52</text:p>
          </table:table-cell>
          <table:table-cell office:value-type="float" office:value="436948" calcext:value-type="float">
            <text:p>436948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52" calcext:value-type="float">
            <text:p>52</text:p>
          </table:table-cell>
          <table:table-cell office:value-type="float" office:value="433181" calcext:value-type="float">
            <text:p>43318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53" calcext:value-type="float">
            <text:p>53</text:p>
          </table:table-cell>
          <table:table-cell office:value-type="float" office:value="1281396" calcext:value-type="float">
            <text:p>1281396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53" calcext:value-type="float">
            <text:p>53</text:p>
          </table:table-cell>
          <table:table-cell office:value-type="float" office:value="586593" calcext:value-type="float">
            <text:p>586593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53" calcext:value-type="float">
            <text:p>53</text:p>
          </table:table-cell>
          <table:table-cell office:value-type="float" office:value="548583" calcext:value-type="float">
            <text:p>548583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53" calcext:value-type="float">
            <text:p>53</text:p>
          </table:table-cell>
          <table:table-cell office:value-type="float" office:value="517764" calcext:value-type="float">
            <text:p>517764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53" calcext:value-type="float">
            <text:p>53</text:p>
          </table:table-cell>
          <table:table-cell office:value-type="float" office:value="515024" calcext:value-type="float">
            <text:p>515024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53" calcext:value-type="float">
            <text:p>53</text:p>
          </table:table-cell>
          <table:table-cell office:value-type="float" office:value="514339" calcext:value-type="float">
            <text:p>514339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53" calcext:value-type="float">
            <text:p>53</text:p>
          </table:table-cell>
          <table:table-cell office:value-type="float" office:value="485916" calcext:value-type="float">
            <text:p>485916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53" calcext:value-type="float">
            <text:p>53</text:p>
          </table:table-cell>
          <table:table-cell office:value-type="float" office:value="482150" calcext:value-type="float">
            <text:p>482150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  <table:table-cell office:value-type="float" office:value="471877" calcext:value-type="float">
            <text:p>471877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54" calcext:value-type="float">
            <text:p>54</text:p>
          </table:table-cell>
          <table:table-cell office:value-type="float" office:value="1140654" calcext:value-type="float">
            <text:p>1140654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55" calcext:value-type="float">
            <text:p>55</text:p>
          </table:table-cell>
          <table:table-cell office:value-type="float" office:value="2857972" calcext:value-type="float">
            <text:p>2857972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float" office:value="1946749" calcext:value-type="float">
            <text:p>1946749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56" calcext:value-type="float">
            <text:p>56</text:p>
          </table:table-cell>
          <table:table-cell office:value-type="float" office:value="1702934" calcext:value-type="float">
            <text:p>1702934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office:value-type="float" office:value="573238" calcext:value-type="float">
            <text:p>573238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57" calcext:value-type="float">
            <text:p>57</text:p>
          </table:table-cell>
          <table:table-cell office:value-type="float" office:value="550638" calcext:value-type="float">
            <text:p>550638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float" office:value="547898" calcext:value-type="float">
            <text:p>54789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477014" calcext:value-type="float">
            <text:p>47701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57" calcext:value-type="float">
            <text:p>57</text:p>
          </table:table-cell>
          <table:table-cell office:value-type="float" office:value="454413" calcext:value-type="float">
            <text:p>454413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57" calcext:value-type="float">
            <text:p>57</text:p>
          </table:table-cell>
          <table:table-cell office:value-type="float" office:value="390377" calcext:value-type="float">
            <text:p>390377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57" calcext:value-type="float">
            <text:p>57</text:p>
          </table:table-cell>
          <table:table-cell office:value-type="float" office:value="378049" calcext:value-type="float">
            <text:p>378049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57" calcext:value-type="float">
            <text:p>57</text:p>
          </table:table-cell>
          <table:table-cell office:value-type="float" office:value="369147" calcext:value-type="float">
            <text:p>369147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57" calcext:value-type="float">
            <text:p>57</text:p>
          </table:table-cell>
          <table:table-cell office:value-type="float" office:value="360585" calcext:value-type="float">
            <text:p>36058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57" calcext:value-type="float">
            <text:p>57</text:p>
          </table:table-cell>
          <table:table-cell office:value-type="float" office:value="358531" calcext:value-type="float">
            <text:p>358531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57" calcext:value-type="float">
            <text:p>57</text:p>
          </table:table-cell>
          <table:table-cell office:value-type="float" office:value="327712" calcext:value-type="float">
            <text:p>327712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57" calcext:value-type="float">
            <text:p>57</text:p>
          </table:table-cell>
          <table:table-cell office:value-type="float" office:value="317095" calcext:value-type="float">
            <text:p>317095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57" calcext:value-type="float">
            <text:p>57</text:p>
          </table:table-cell>
          <table:table-cell office:value-type="float" office:value="314013" calcext:value-type="float">
            <text:p>31401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57" calcext:value-type="float">
            <text:p>57</text:p>
          </table:table-cell>
          <table:table-cell office:value-type="float" office:value="301001" calcext:value-type="float">
            <text:p>301001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59" calcext:value-type="float">
            <text:p>59</text:p>
          </table:table-cell>
          <table:table-cell office:value-type="float" office:value="467083" calcext:value-type="float">
            <text:p>467083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59" calcext:value-type="float">
            <text:p>59</text:p>
          </table:table-cell>
          <table:table-cell office:value-type="float" office:value="445851" calcext:value-type="float">
            <text:p>445851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59" calcext:value-type="float">
            <text:p>59</text:p>
          </table:table-cell>
          <table:table-cell office:value-type="float" office:value="435579" calcext:value-type="float">
            <text:p>435579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59" calcext:value-type="float">
            <text:p>59</text:p>
          </table:table-cell>
          <table:table-cell office:value-type="float" office:value="431127" calcext:value-type="float">
            <text:p>431127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59" calcext:value-type="float">
            <text:p>59</text:p>
          </table:table-cell>
          <table:table-cell office:value-type="float" office:value="430785" calcext:value-type="float">
            <text:p>43078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59" calcext:value-type="float">
            <text:p>59</text:p>
          </table:table-cell>
          <table:table-cell office:value-type="float" office:value="422566" calcext:value-type="float">
            <text:p>422566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float" office:value="422224" calcext:value-type="float">
            <text:p>422224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59" calcext:value-type="float">
            <text:p>59</text:p>
          </table:table-cell>
          <table:table-cell office:value-type="float" office:value="403048" calcext:value-type="float">
            <text:p>403048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61" calcext:value-type="float">
            <text:p>61</text:p>
          </table:table-cell>
          <table:table-cell office:value-type="float" office:value="701651" calcext:value-type="float">
            <text:p>701651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  <table:table-cell office:value-type="float" office:value="650971" calcext:value-type="float">
            <text:p>650971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61" calcext:value-type="float">
            <text:p>61</text:p>
          </table:table-cell>
          <table:table-cell office:value-type="float" office:value="503382" calcext:value-type="float">
            <text:p>503382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61" calcext:value-type="float">
            <text:p>61</text:p>
          </table:table-cell>
          <table:table-cell office:value-type="float" office:value="483177" calcext:value-type="float">
            <text:p>483177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61" calcext:value-type="float">
            <text:p>61</text:p>
          </table:table-cell>
          <table:table-cell office:value-type="float" office:value="479753" calcext:value-type="float">
            <text:p>479753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61" calcext:value-type="float">
            <text:p>61</text:p>
          </table:table-cell>
          <table:table-cell office:value-type="float" office:value="479410" calcext:value-type="float">
            <text:p>479410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61" calcext:value-type="float">
            <text:p>61</text:p>
          </table:table-cell>
          <table:table-cell office:value-type="float" office:value="472904" calcext:value-type="float">
            <text:p>472904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61" calcext:value-type="float">
            <text:p>61</text:p>
          </table:table-cell>
          <table:table-cell office:value-type="float" office:value="470507" calcext:value-type="float">
            <text:p>470507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63" calcext:value-type="float">
            <text:p>63</text:p>
          </table:table-cell>
          <table:table-cell office:value-type="float" office:value="534543" calcext:value-type="float">
            <text:p>534543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63" calcext:value-type="float">
            <text:p>63</text:p>
          </table:table-cell>
          <table:table-cell office:value-type="float" office:value="525297" calcext:value-type="float">
            <text:p>525297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63" calcext:value-type="float">
            <text:p>63</text:p>
          </table:table-cell>
          <table:table-cell office:value-type="float" office:value="515709" calcext:value-type="float">
            <text:p>515709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63" calcext:value-type="float">
            <text:p>63</text:p>
          </table:table-cell>
          <table:table-cell office:value-type="float" office:value="508517" calcext:value-type="float">
            <text:p>508517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501669" calcext:value-type="float">
            <text:p>501669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63" calcext:value-type="float">
            <text:p>63</text:p>
          </table:table-cell>
          <table:table-cell office:value-type="float" office:value="480095" calcext:value-type="float">
            <text:p>480095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63" calcext:value-type="float">
            <text:p>63</text:p>
          </table:table-cell>
          <table:table-cell office:value-type="float" office:value="479068" calcext:value-type="float">
            <text:p>479068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63" calcext:value-type="float">
            <text:p>63</text:p>
          </table:table-cell>
          <table:table-cell office:value-type="float" office:value="475986" calcext:value-type="float">
            <text:p>475986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1975172" calcext:value-type="float">
            <text:p>197517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65" calcext:value-type="float">
            <text:p>65</text:p>
          </table:table-cell>
          <table:table-cell office:value-type="float" office:value="778700" calcext:value-type="float">
            <text:p>77870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65" calcext:value-type="float">
            <text:p>65</text:p>
          </table:table-cell>
          <table:table-cell office:value-type="float" office:value="539337" calcext:value-type="float">
            <text:p>539337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65" calcext:value-type="float">
            <text:p>65</text:p>
          </table:table-cell>
          <table:table-cell office:value-type="float" office:value="512285" calcext:value-type="float">
            <text:p>512285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65" calcext:value-type="float">
            <text:p>65</text:p>
          </table:table-cell>
          <table:table-cell office:value-type="float" office:value="494135" calcext:value-type="float">
            <text:p>494135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406471" calcext:value-type="float">
            <text:p>406471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65" calcext:value-type="float">
            <text:p>65</text:p>
          </table:table-cell>
          <table:table-cell office:value-type="float" office:value="401335" calcext:value-type="float">
            <text:p>40133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398253" calcext:value-type="float">
            <text:p>398253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65" calcext:value-type="float">
            <text:p>65</text:p>
          </table:table-cell>
          <table:table-cell office:value-type="float" office:value="394486" calcext:value-type="float">
            <text:p>394486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66" calcext:value-type="float">
            <text:p>66</text:p>
          </table:table-cell>
          <table:table-cell office:value-type="float" office:value="652341" calcext:value-type="float">
            <text:p>652341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66" calcext:value-type="float">
            <text:p>66</text:p>
          </table:table-cell>
          <table:table-cell office:value-type="float" office:value="615357" calcext:value-type="float">
            <text:p>61535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66" calcext:value-type="float">
            <text:p>66</text:p>
          </table:table-cell>
          <table:table-cell office:value-type="float" office:value="566047" calcext:value-type="float">
            <text:p>566047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office:value-type="float" office:value="566047" calcext:value-type="float">
            <text:p>566047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66" calcext:value-type="float">
            <text:p>66</text:p>
          </table:table-cell>
          <table:table-cell office:value-type="float" office:value="556801" calcext:value-type="float">
            <text:p>556801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66" calcext:value-type="float">
            <text:p>66</text:p>
          </table:table-cell>
          <table:table-cell office:value-type="float" office:value="547213" calcext:value-type="float">
            <text:p>54721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office:value-type="float" office:value="538994" calcext:value-type="float">
            <text:p>538994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66" calcext:value-type="float">
            <text:p>66</text:p>
          </table:table-cell>
          <table:table-cell office:value-type="float" office:value="536255" calcext:value-type="float">
            <text:p>53625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69" calcext:value-type="float">
            <text:p>69</text:p>
          </table:table-cell>
          <table:table-cell office:value-type="float" office:value="2015921" calcext:value-type="float">
            <text:p>201592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69" calcext:value-type="float">
            <text:p>69</text:p>
          </table:table-cell>
          <table:table-cell office:value-type="float" office:value="1394057" calcext:value-type="float">
            <text:p>1394057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76" calcext:value-type="float">
            <text:p>76</text:p>
          </table:table-cell>
          <table:table-cell office:value-type="float" office:value="2133719" calcext:value-type="float">
            <text:p>2133719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76" calcext:value-type="float">
            <text:p>76</text:p>
          </table:table-cell>
          <table:table-cell office:value-type="float" office:value="2098448" calcext:value-type="float">
            <text:p>2098448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79" calcext:value-type="float">
            <text:p>79</text:p>
          </table:table-cell>
          <table:table-cell office:value-type="float" office:value="3179519" calcext:value-type="float">
            <text:p>3179519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83" calcext:value-type="float">
            <text:p>83</text:p>
          </table:table-cell>
          <table:table-cell office:value-type="float" office:value="3204174" calcext:value-type="float">
            <text:p>320417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89" calcext:value-type="float">
            <text:p>89</text:p>
          </table:table-cell>
          <table:table-cell office:value-type="float" office:value="3316494" calcext:value-type="float">
            <text:p>3316494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92" calcext:value-type="float">
            <text:p>92</text:p>
          </table:table-cell>
          <table:table-cell office:value-type="float" office:value="3602086" calcext:value-type="float">
            <text:p>3602086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93" calcext:value-type="float">
            <text:p>93</text:p>
          </table:table-cell>
          <table:table-cell office:value-type="float" office:value="1935449" calcext:value-type="float">
            <text:p>1935449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1317694" calcext:value-type="float">
            <text:p>1317694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04" calcext:value-type="float">
            <text:p>104</text:p>
          </table:table-cell>
          <table:table-cell office:value-type="float" office:value="3271977" calcext:value-type="float">
            <text:p>3271977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2112146" calcext:value-type="float">
            <text:p>2112146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06" calcext:value-type="float">
            <text:p>106</text:p>
          </table:table-cell>
          <table:table-cell office:value-type="float" office:value="2074135" calcext:value-type="float">
            <text:p>2074135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07" calcext:value-type="float">
            <text:p>107</text:p>
          </table:table-cell>
          <table:table-cell office:value-type="float" office:value="3005219" calcext:value-type="float">
            <text:p>3005219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09" calcext:value-type="float">
            <text:p>109</text:p>
          </table:table-cell>
          <table:table-cell office:value-type="float" office:value="3480178" calcext:value-type="float">
            <text:p>3480178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14" calcext:value-type="float">
            <text:p>114</text:p>
          </table:table-cell>
          <table:table-cell office:value-type="float" office:value="1951886" calcext:value-type="float">
            <text:p>1951886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18" calcext:value-type="float">
            <text:p>118</text:p>
          </table:table-cell>
          <table:table-cell office:value-type="float" office:value="3350737" calcext:value-type="float">
            <text:p>335073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23" calcext:value-type="float">
            <text:p>123</text:p>
          </table:table-cell>
          <table:table-cell office:value-type="float" office:value="3235679" calcext:value-type="float">
            <text:p>3235679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23" calcext:value-type="float">
            <text:p>123</text:p>
          </table:table-cell>
          <table:table-cell office:value-type="float" office:value="1908396" calcext:value-type="float">
            <text:p>190839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35" calcext:value-type="float">
            <text:p>135</text:p>
          </table:table-cell>
          <table:table-cell office:value-type="float" office:value="2011812" calcext:value-type="float">
            <text:p>2011812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60" calcext:value-type="float">
            <text:p>160</text:p>
          </table:table-cell>
          <table:table-cell office:value-type="float" office:value="111977" calcext:value-type="float">
            <text:p>111977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60" calcext:value-type="float">
            <text:p>160</text:p>
          </table:table-cell>
          <table:table-cell office:value-type="float" office:value="61981" calcext:value-type="float">
            <text:p>61981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60" calcext:value-type="float">
            <text:p>160</text:p>
          </table:table-cell>
          <table:table-cell office:value-type="float" office:value="52050" calcext:value-type="float">
            <text:p>5205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60" calcext:value-type="float">
            <text:p>160</text:p>
          </table:table-cell>
          <table:table-cell office:value-type="float" office:value="52050" calcext:value-type="float">
            <text:p>52050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  <table:table-cell office:value-type="float" office:value="51023" calcext:value-type="float">
            <text:p>5102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60" calcext:value-type="float">
            <text:p>160</text:p>
          </table:table-cell>
          <table:table-cell office:value-type="float" office:value="50680" calcext:value-type="float">
            <text:p>50680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60" calcext:value-type="float">
            <text:p>160</text:p>
          </table:table-cell>
          <table:table-cell office:value-type="float" office:value="48969" calcext:value-type="float">
            <text:p>48969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60" calcext:value-type="float">
            <text:p>160</text:p>
          </table:table-cell>
          <table:table-cell office:value-type="float" office:value="47256" calcext:value-type="float">
            <text:p>47256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67" calcext:value-type="float">
            <text:p>167</text:p>
          </table:table-cell>
          <table:table-cell office:value-type="float" office:value="84582" calcext:value-type="float">
            <text:p>84582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67" calcext:value-type="float">
            <text:p>167</text:p>
          </table:table-cell>
          <table:table-cell office:value-type="float" office:value="84582" calcext:value-type="float">
            <text:p>84582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67" calcext:value-type="float">
            <text:p>167</text:p>
          </table:table-cell>
          <table:table-cell office:value-type="float" office:value="81842" calcext:value-type="float">
            <text:p>81842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67" calcext:value-type="float">
            <text:p>167</text:p>
          </table:table-cell>
          <table:table-cell office:value-type="float" office:value="62323" calcext:value-type="float">
            <text:p>62323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67" calcext:value-type="float">
            <text:p>167</text:p>
          </table:table-cell>
          <table:table-cell office:value-type="float" office:value="51365" calcext:value-type="float">
            <text:p>51365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67" calcext:value-type="float">
            <text:p>167</text:p>
          </table:table-cell>
          <table:table-cell office:value-type="float" office:value="49995" calcext:value-type="float">
            <text:p>49995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67" calcext:value-type="float">
            <text:p>167</text:p>
          </table:table-cell>
          <table:table-cell office:value-type="float" office:value="42804" calcext:value-type="float">
            <text:p>42804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67" calcext:value-type="float">
            <text:p>167</text:p>
          </table:table-cell>
          <table:table-cell office:value-type="float" office:value="42462" calcext:value-type="float">
            <text:p>42462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69" calcext:value-type="float">
            <text:p>169</text:p>
          </table:table-cell>
          <table:table-cell office:value-type="float" office:value="111976" calcext:value-type="float">
            <text:p>111976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69" calcext:value-type="float">
            <text:p>169</text:p>
          </table:table-cell>
          <table:table-cell office:value-type="float" office:value="85267" calcext:value-type="float">
            <text:p>85267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69" calcext:value-type="float">
            <text:p>169</text:p>
          </table:table-cell>
          <table:table-cell office:value-type="float" office:value="74309" calcext:value-type="float">
            <text:p>74309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69" calcext:value-type="float">
            <text:p>169</text:p>
          </table:table-cell>
          <table:table-cell office:value-type="float" office:value="73966" calcext:value-type="float">
            <text:p>73966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69" calcext:value-type="float">
            <text:p>169</text:p>
          </table:table-cell>
          <table:table-cell office:value-type="float" office:value="72596" calcext:value-type="float">
            <text:p>72596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69" calcext:value-type="float">
            <text:p>169</text:p>
          </table:table-cell>
          <table:table-cell office:value-type="float" office:value="60269" calcext:value-type="float">
            <text:p>60269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69" calcext:value-type="float">
            <text:p>169</text:p>
          </table:table-cell>
          <table:table-cell office:value-type="float" office:value="55474" calcext:value-type="float">
            <text:p>55474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69" calcext:value-type="float">
            <text:p>169</text:p>
          </table:table-cell>
          <table:table-cell office:value-type="float" office:value="55132" calcext:value-type="float">
            <text:p>55132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69" calcext:value-type="float">
            <text:p>169</text:p>
          </table:table-cell>
          <table:table-cell office:value-type="float" office:value="51366" calcext:value-type="float">
            <text:p>51366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70" calcext:value-type="float">
            <text:p>170</text:p>
          </table:table-cell>
          <table:table-cell office:value-type="float" office:value="1503295" calcext:value-type="float">
            <text:p>1503295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70" calcext:value-type="float">
            <text:p>170</text:p>
          </table:table-cell>
          <table:table-cell office:value-type="float" office:value="80130" calcext:value-type="float">
            <text:p>80130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70" calcext:value-type="float">
            <text:p>170</text:p>
          </table:table-cell>
          <table:table-cell office:value-type="float" office:value="78760" calcext:value-type="float">
            <text:p>7876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70" calcext:value-type="float">
            <text:p>170</text:p>
          </table:table-cell>
          <table:table-cell office:value-type="float" office:value="76021" calcext:value-type="float">
            <text:p>76021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70" calcext:value-type="float">
            <text:p>170</text:p>
          </table:table-cell>
          <table:table-cell office:value-type="float" office:value="75678" calcext:value-type="float">
            <text:p>75678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70" calcext:value-type="float">
            <text:p>170</text:p>
          </table:table-cell>
          <table:table-cell office:value-type="float" office:value="74651" calcext:value-type="float">
            <text:p>74651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70" calcext:value-type="float">
            <text:p>170</text:p>
          </table:table-cell>
          <table:table-cell office:value-type="float" office:value="63008" calcext:value-type="float">
            <text:p>63008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70" calcext:value-type="float">
            <text:p>170</text:p>
          </table:table-cell>
          <table:table-cell office:value-type="float" office:value="62323" calcext:value-type="float">
            <text:p>62323</text:p>
          </table:table-cell>
        </table:table-row>
        <table:table-row table:style-name="ro2" table:number-rows-repeated="104807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1:Sheet1.C5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14:58:47.0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6S</meta:editing-duration>
    <meta:editing-cycles>4</meta:editing-cycles>
    <meta:generator>LibreOffice/4.2.0.4$Windows_x86 LibreOffice_project/05dceb5d363845f2cf968344d7adab8dcfb2ba71</meta:generator>
    <dc:date>2014-04-15T14:59:44.608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